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ff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ff"/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INPUT LAY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EIGHT MATRIX: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-1.5" calcext:value-type="float">
            <text:p>-1.5</text:p>
          </table:table-cell>
          <table:table-cell office:value-type="string" calcext:value-type="string">
            <text:p>← W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]*[.F1]+[.C1]*[.F2]+[.D1]*[.F3]" office:value-type="float" office:value="0.3" calcext:value-type="float">
            <text:p>0.3</text:p>
          </table:table-cell>
          <table:table-cell table:formula="of:=[.B1]*[.G1]+[.C1]*[.G2]+[.D1]*[.G3]" office:value-type="float" office:value="-1.25" calcext:value-type="float">
            <text:p>-1.25</text:p>
          </table:table-cell>
          <table:table-cell office:value-type="string" calcext:value-type="string">
            <text:p>←W*x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DDEN</text:p>
          </table:table-cell>
          <table:table-cell table:formula="of:=TANH([.B3])" office:value-type="float" office:value="0.291312612451591" calcext:value-type="float">
            <text:p>0.2913126125</text:p>
          </table:table-cell>
          <table:table-cell table:formula="of:=TANH([.C3])" office:value-type="float" office:value="-0.848283639957513" calcext:value-type="float">
            <text:p>-0.84828364</text:p>
          </table:table-cell>
          <table:table-cell office:value-type="string" calcext:value-type="string">
            <text:p>← tanh(ac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UTPUT WEIGHTS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5" calcext:value-type="float">
            <text:p>-0.5</text:p>
          </table:table-cell>
          <table:table-cell office:value-type="string" calcext:value-type="string">
            <text:p>← 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</text:p>
          </table:table-cell>
          <table:table-cell table:formula="of:=[.B4]*[.F5]+[.C4]*[.G5]" office:value-type="float" office:value="0.715454432430347" calcext:value-type="float">
            <text:p>0.7154544324</text:p>
          </table:table-cell>
          <table:table-cell/>
          <table:table-cell office:value-type="string" calcext:value-type="string">
            <text:p>← v*h = y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 Y</text:p>
          </table:table-cell>
          <table:table-cell table:style-name="ce3" office:value-type="float" office:value="-1" calcext:value-type="float">
            <text:p>-1</text:p>
          </table:table-cell>
          <table:table-cell/>
          <table:table-cell office:value-type="string" calcext:value-type="string">
            <text:p>← 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S</text:p>
          </table:table-cell>
          <table:table-cell table:formula="of:=0.5*([.B6]-[.B7])^2" office:value-type="float" office:value="1.47139195487246" calcext:value-type="float">
            <text:p>1.4713919549</text:p>
          </table:table-cell>
          <table:table-cell/>
          <table:table-cell office:value-type="string" calcext:value-type="string">
            <text:p>← (y'-y)^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 ERROR</text:p>
          </table:table-cell>
          <table:table-cell table:formula="of:=[.B6]-[.B7]" office:value-type="float" office:value="1.71545443243035" calcext:value-type="float">
            <text:p>1.7154544324</text:p>
          </table:table-cell>
          <table:table-cell/>
          <table:table-cell office:value-type="string" calcext:value-type="string">
            <text:p>← y'-y</text:p>
          </table:table-cell>
          <table:table-cell office:value-type="string" calcext:value-type="string">
            <text:p>STEP SIZE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office:value-type="string" calcext:value-type="string">
            <text:p>← 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 GRAD</text:p>
          </table:table-cell>
          <table:table-cell table:style-name="ce4" table:formula="of:=[.B9]*[.B4]" office:value-type="float" office:value="0.499733512252946" calcext:value-type="float">
            <text:p>0.4997335123</text:p>
          </table:table-cell>
          <table:table-cell table:style-name="ce4" table:formula="of:=[.B9]*[.C4]" office:value-type="float" office:value="-1.45519193012326" calcext:value-type="float">
            <text:p>-1.4551919301</text:p>
          </table:table-cell>
          <table:table-cell office:value-type="string" calcext:value-type="string">
            <text:p>← e*v = g</text:p>
          </table:table-cell>
          <table:table-cell office:value-type="string" calcext:value-type="string">
            <text:p>UPD WEIGHTS:</text:p>
          </table:table-cell>
          <table:table-cell table:formula="of:=[.F5]-0.5*[.B10]" office:value-type="float" office:value="0.750133243873527" calcext:value-type="float">
            <text:p>0.7501332439</text:p>
          </table:table-cell>
          <table:table-cell table:formula="of:=[.G5]-0.5*[.C10]" office:value-type="float" office:value="0.227595965061632" calcext:value-type="float">
            <text:p>0.2275959651</text:p>
          </table:table-cell>
          <table:table-cell office:value-type="string" calcext:value-type="string">
            <text:p>← v - eta*g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ID ERROR</text:p>
          </table:table-cell>
          <table:table-cell table:formula="of:=[.B9]*[.F5]*(1-[.B4]^2)" office:value-type="float" office:value="1.56987575744633" calcext:value-type="float">
            <text:p>1.5698757574</text:p>
          </table:table-cell>
          <table:table-cell table:formula="of:=[.B9]*[.G5]*(1-[.C4]^2)" office:value-type="float" office:value="-0.240519462554293" calcext:value-type="float">
            <text:p>-0.2405194626</text:p>
          </table:table-cell>
          <table:table-cell office:value-type="string" calcext:value-type="string">
            <text:p>← e*(1-tanh^2(a)) = e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 GRAD</text:p>
          </table:table-cell>
          <table:table-cell table:style-name="ce4" table:formula="of:=[.B12]*[.B1]" office:value-type="float" office:value="1.56987575744633" calcext:value-type="float">
            <text:p>1.5698757574</text:p>
          </table:table-cell>
          <table:table-cell table:style-name="ce4" table:formula="of:=[.C12]*[.B1]" office:value-type="float" office:value="-0.240519462554293" calcext:value-type="float">
            <text:p>-0.2405194626</text:p>
          </table:table-cell>
          <table:table-cell office:value-type="string" calcext:value-type="string">
            <text:p>← e'*x = G</text:p>
          </table:table-cell>
          <table:table-cell office:value-type="string" calcext:value-type="string">
            <text:p>UPD W MATRIX:</text:p>
          </table:table-cell>
          <table:table-cell table:formula="of:=[.F1]-[.F9]*[.B13]" office:value-type="float" office:value="0.0430124242553667" calcext:value-type="float">
            <text:p>0.0430124243</text:p>
          </table:table-cell>
          <table:table-cell table:formula="of:=[.G1]-[.F9]*[.C13]" office:value-type="float" office:value="-1.47594805374457" calcext:value-type="float">
            <text:p>-1.4759480537</text:p>
          </table:table-cell>
          <table:table-cell office:value-type="string" calcext:value-type="string">
            <text:p>← W - eta*G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2]*[.C1]" office:value-type="float" office:value="0.784937878723166" calcext:value-type="float">
            <text:p>0.7849378787</text:p>
          </table:table-cell>
          <table:table-cell table:style-name="ce5" table:formula="of:=[.C12]*[.C1]" office:value-type="float" office:value="-0.120259731277146" calcext:value-type="float">
            <text:p>-0.1202597313</text:p>
          </table:table-cell>
          <table:table-cell table:number-columns-repeated="2"/>
          <table:table-cell table:formula="of:=[.F2]-[.F9]*[.B14]" office:value-type="float" office:value="-1.07849378787232" calcext:value-type="float">
            <text:p>-1.0784937879</text:p>
          </table:table-cell>
          <table:table-cell table:formula="of:=[.G2]-[.F9]*[.C14]" office:value-type="float" office:value="0.512025973127715" calcext:value-type="float">
            <text:p>0.5120259731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[.B12]*[.D1]" office:value-type="float" office:value="3.13975151489267" calcext:value-type="float">
            <text:p>3.1397515149</text:p>
          </table:table-cell>
          <table:table-cell table:style-name="ce5" table:formula="of:=[.C12]*[.D1]" office:value-type="float" office:value="-0.481038925108586" calcext:value-type="float">
            <text:p>-0.4810389251</text:p>
          </table:table-cell>
          <table:table-cell table:number-columns-repeated="2"/>
          <table:table-cell table:formula="of:=[.F3]-[.F9]*[.B15]" office:value-type="float" office:value="-0.0139751514892665" calcext:value-type="float">
            <text:p>-0.0139751515</text:p>
          </table:table-cell>
          <table:table-cell table:formula="of:=[.G3]-[.F9]*[.C15]" office:value-type="float" office:value="0.0481038925108586" calcext:value-type="float">
            <text:p>0.0481038925</text:p>
          </table:table-cell>
          <table:table-cell table:number-columns-repeated="1016"/>
        </table:table-row>
        <table:table-row table:style-name="ro1">
          <table:table-cell table:style-name="ce2" table:number-columns-repeated="1023"/>
        </table:table-row>
        <table:table-row table:style-name="ro1">
          <table:table-cell office:value-type="string" calcext:value-type="string">
            <text:p>INPUT LAYER'</text:p>
          </table:table-cell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0.5" calcext:value-type="float">
            <text:p>0.5</text:p>
          </table:table-cell>
          <table:table-cell table:formula="of:=[.D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7]*[.F13]+[.C17]*[.F14]+[.D17]*[.F15]" office:value-type="float" office:value="-0.524184772659325" calcext:value-type="float">
            <text:p>-0.5241847727</text:p>
          </table:table-cell>
          <table:table-cell table:formula="of:=[.B17]*[.G13]+[.C17]*[.G14]+[.D17]*[.G15]" office:value-type="float" office:value="-1.123727282159" calcext:value-type="float">
            <text:p>-1.1237272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DEN</text:p>
          </table:table-cell>
          <table:table-cell table:formula="of:=TANH([.B19])" office:value-type="float" office:value="-0.480923368481068" calcext:value-type="float">
            <text:p>-0.4809233685</text:p>
          </table:table-cell>
          <table:table-cell table:formula="of:=TANH([.C19])" office:value-type="float" office:value="-0.808861489566555" calcext:value-type="float">
            <text:p>-0.8088614896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UTPUT</text:p>
          </table:table-cell>
          <table:table-cell table:formula="of:=[.B20]*[.F10]+[.C20]*[.G10]" office:value-type="float" office:value="-0.544850217772376" calcext:value-type="float">
            <text:p>-0.54485021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E Y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S</text:p>
          </table:table-cell>
          <table:table-cell table:formula="of:=0.5*([.B22]-[.B23])^2" office:value-type="float" office:value="1.19328109767568" calcext:value-type="float">
            <text:p>1.1932810977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8:20:57.26639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 III</meta:initial-creator>
    <meta:creation-date>2015-10-28T22:16:45.321967708</meta:creation-date>
    <dc:date>2015-10-29T10:20:25.383835789</dc:date>
    <dc:creator>Hal III</dc:creator>
    <meta:editing-duration>PT1H57M34S</meta:editing-duration>
    <meta:editing-cycles>4</meta:editing-cycles>
    <meta:generator>LibreOffice/4.2.8.2$Linux_X86_64 LibreOffice_project/420m0$Build-2</meta:generator>
    <meta:document-statistic meta:table-count="1" meta:cell-count="83" meta:object-count="0"/>
  </office:meta>
</office:document-meta>
</file>